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6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272in" svg:height="2.1547in" svg:x="1.6059in" svg:y="2.6598in">
            <draw:object draw:notify-on-update-of-ranges="Sheet1.A5:Sheet1.A5 Sheet1.A6:Sheet1.A6 Sheet1.B5:Sheet1.B5 Sheet1.B6:Sheet1.B6 Sheet1.C5:Sheet1.C5 Sheet1.C6:Sheet1.C6 Sheet1.D5:Sheet1.D5 Sheet1.D6:Sheet1.D6 Sheet1.E5:Sheet1.E5 Sheet1.E6:Sheet1.E6 Sheet1.F5:Sheet1.F5 Sheet1.F6:Sheet1.F6 Sheet1.G5:Sheet1.G5 Sheet1.G6:Sheet1.G6 Sheet1.H5:Sheet1.H5 Sheet1.H6:Sheet1.H6 Sheet1.I5:Sheet1.I5 Sheet1.I6:Sheet1.I6 Sheet1.J5:Sheet1.J5 Sheet1.J6:Sheet1.J6 Sheet1.K5:Sheet1.K5 Sheet1.K6:Sheet1.K6 Sheet1.L5:Sheet1.L5 Sheet1.L6:Sheet1.L6 Sheet1.M5:Sheet1.M5 Sheet1.M6:Sheet1.M6 Sheet1.N5:Sheet1.N5 Sheet1.N6:Sheet1.N6 Sheet1.O5:Sheet1.O5 Sheet1.O6:Sheet1.O6 Sheet1.P5:Sheet1.P5 Sheet1.P6:Sheet1.P6 Sheet1.Q5:Sheet1.Q5 Sheet1.Q6:Sheet1.Q6 Sheet1.R5:Sheet1.R5 Sheet1.R6:Sheet1.R6 Sheet1.S5:Sheet1.S5 Sheet1.S6:Sheet1.S6 Sheet1.T5:Sheet1.T5 Sheet1.T6:Sheet1.T6 Sheet1.U5:Sheet1.U5 Sheet1.U6:Sheet1.U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5in" svg:height="3.548in" svg:x="9.2681in" svg:y="1.6224in">
            <draw:object draw:notify-on-update-of-ranges="Sheet1.A7:Sheet1.A7 Sheet1.A8:Sheet1.A8 Sheet1.B7:Sheet1.B7 Sheet1.B8:Sheet1.B8 Sheet1.C7:Sheet1.C7 Sheet1.C8:Sheet1.C8 Sheet1.D7:Sheet1.D7 Sheet1.D8:Sheet1.D8 Sheet1.E7:Sheet1.E7 Sheet1.E8:Sheet1.E8 Sheet1.F7:Sheet1.F7 Sheet1.F8:Sheet1.F8 Sheet1.G7:Sheet1.G7 Sheet1.G8:Sheet1.G8 Sheet1.H7:Sheet1.H7 Sheet1.H8:Sheet1.H8 Sheet1.I7:Sheet1.I7 Sheet1.I8:Sheet1.I8 Sheet1.J7:Sheet1.J7 Sheet1.J8:Sheet1.J8 Sheet1.K7:Sheet1.K7 Sheet1.K8:Sheet1.K8 Sheet1.L7:Sheet1.L7 Sheet1.L8:Sheet1.L8 Sheet1.M7:Sheet1.M7 Sheet1.M8:Sheet1.M8 Sheet1.N7:Sheet1.N7 Sheet1.N8:Sheet1.N8 Sheet1.O7:Sheet1.O7 Sheet1.O8:Sheet1.O8 Sheet1.P7:Sheet1.P7 Sheet1.P8:Sheet1.P8 Sheet1.Q7:Sheet1.Q7 Sheet1.Q8:Sheet1.Q8 Sheet1.R7:Sheet1.R7 Sheet1.R8:Sheet1.R8 Sheet1.S7:Sheet1.S7 Sheet1.S8:Sheet1.S8 Sheet1.T7:Sheet1.T7 Sheet1.T8:Sheet1.T8 Sheet1.U7:Sheet1.U7 Sheet1.U8:Sheet1.U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Versuche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inzelwahrscheinlichkeit</text:p>
          </table:table-cell>
          <table:table-cell office:value-type="float" office:value="0.85" calcext:value-type="float">
            <text:p>0.85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table:formula="of:=BINOMDIST([.A5];[.$B$2];[.$B$3];0)" office:value-type="percentage" office:value="3.32525673007966E-017" calcext:value-type="percentage">
            <text:p>0.00%</text:p>
          </table:table-cell>
          <table:table-cell table:style-name="ce1" table:formula="of:=BINOMDIST([.B5];[.$B$2];[.$B$3];0)" office:value-type="percentage" office:value="3.76862429409028E-015" calcext:value-type="percentage">
            <text:p>0.00%</text:p>
          </table:table-cell>
          <table:table-cell table:style-name="ce1" table:formula="of:=BINOMDIST([.C5];[.$B$2];[.$B$3];0)" office:value-type="percentage" office:value="0.00000000000020287760783186" calcext:value-type="percentage">
            <text:p>0.00%</text:p>
          </table:table-cell>
          <table:table-cell table:style-name="ce1" table:formula="of:=BINOMDIST([.D5];[.$B$2];[.$B$3];0)" office:value-type="percentage" office:value="0.00000000000689783866628324" calcext:value-type="percentage">
            <text:p>0.00%</text:p>
          </table:table-cell>
          <table:table-cell table:style-name="ce1" table:formula="of:=BINOMDIST([.E5];[.$B$2];[.$B$3];0)" office:value-type="percentage" office:value="0.000000000166122947879655" calcext:value-type="percentage">
            <text:p>0.00%</text:p>
          </table:table-cell>
          <table:table-cell table:style-name="ce1" table:formula="of:=BINOMDIST([.F5];[.$B$2];[.$B$3];0)" office:value-type="percentage" office:value="0.00000000301236278821774" calcext:value-type="percentage">
            <text:p>0.00%</text:p>
          </table:table-cell>
          <table:table-cell table:style-name="ce1" table:formula="of:=BINOMDIST([.G5];[.$B$2];[.$B$3];0)" office:value-type="percentage" office:value="0.0000000426751394997513" calcext:value-type="percentage">
            <text:p>0.00%</text:p>
          </table:table-cell>
          <table:table-cell table:style-name="ce1" table:formula="of:=BINOMDIST([.H5];[.$B$2];[.$B$3];0)" office:value-type="percentage" office:value="0.000000483651580997181" calcext:value-type="percentage">
            <text:p>0.00%</text:p>
          </table:table-cell>
          <table:table-cell table:style-name="ce1" table:formula="of:=BINOMDIST([.I5];[.$B$2];[.$B$3];0)" office:value-type="percentage" office:value="0.00000445362497501571" calcext:value-type="percentage">
            <text:p>0.00%</text:p>
          </table:table-cell>
          <table:table-cell table:style-name="ce1" table:formula="of:=BINOMDIST([.J5];[.$B$2];[.$B$3];0)" office:value-type="percentage" office:value="0.0000336496109223409" calcext:value-type="percentage">
            <text:p>0.00%</text:p>
          </table:table-cell>
          <table:table-cell table:style-name="ce1" table:formula="of:=BINOMDIST([.K5];[.$B$2];[.$B$3];0)" office:value-type="percentage" office:value="0.000209749241415925" calcext:value-type="percentage">
            <text:p>0.02%</text:p>
          </table:table-cell>
          <table:table-cell table:style-name="ce1" table:formula="of:=BINOMDIST([.L5];[.$B$2];[.$B$3];0)" office:value-type="percentage" office:value="0.00108052639517295" calcext:value-type="percentage">
            <text:p>0.11%</text:p>
          </table:table-cell>
          <table:table-cell table:style-name="ce1" table:formula="of:=BINOMDIST([.M5];[.$B$2];[.$B$3];0)" office:value-type="percentage" office:value="0.00459223717948502" calcext:value-type="percentage">
            <text:p>0.46%</text:p>
          </table:table-cell>
          <table:table-cell table:style-name="ce1" table:formula="of:=BINOMDIST([.N5];[.$B$2];[.$B$3];0)" office:value-type="percentage" office:value="0.0160139552925632" calcext:value-type="percentage">
            <text:p>1.60%</text:p>
          </table:table-cell>
          <table:table-cell table:style-name="ce1" table:formula="of:=BINOMDIST([.O5];[.$B$2];[.$B$3];0)" office:value-type="percentage" office:value="0.0453728733289289" calcext:value-type="percentage">
            <text:p>4.54%</text:p>
          </table:table-cell>
          <table:table-cell table:style-name="ce1" table:formula="of:=BINOMDIST([.P5];[.$B$2];[.$B$3];0)" office:value-type="percentage" office:value="0.102845179545572" calcext:value-type="percentage">
            <text:p>10.28%</text:p>
          </table:table-cell>
          <table:table-cell table:style-name="ce1" table:formula="of:=BINOMDIST([.Q5];[.$B$2];[.$B$3];0)" office:value-type="percentage" office:value="0.182121672111951" calcext:value-type="percentage">
            <text:p>18.21%</text:p>
          </table:table-cell>
          <table:table-cell table:style-name="ce1" table:formula="of:=BINOMDIST([.R5];[.$B$2];[.$B$3];0)" office:value-type="percentage" office:value="0.242828896149268" calcext:value-type="percentage">
            <text:p>24.28%</text:p>
          </table:table-cell>
          <table:table-cell table:style-name="ce1" table:formula="of:=BINOMDIST([.S5];[.$B$2];[.$B$3];0)" office:value-type="percentage" office:value="0.229338401918753" calcext:value-type="percentage">
            <text:p>22.93%</text:p>
          </table:table-cell>
          <table:table-cell table:style-name="ce1" table:formula="of:=BINOMDIST([.T5];[.$B$2];[.$B$3];0)" office:value-type="percentage" office:value="0.136798345004168" calcext:value-type="percentage">
            <text:p>13.68%</text:p>
          </table:table-cell>
          <table:table-cell table:style-name="ce1" table:formula="of:=BINOMDIST([.U5];[.$B$2];[.$B$3];0)" office:value-type="percentage" office:value="0.0387595310845143" calcext:value-type="percentage">
            <text:p>3.88%</text:p>
          </table:table-cell>
        </table:table-row>
        <table:table-row table:style-name="ro1">
          <table:table-cell table:style-name="ce2" table:formula="of:=[.A5]" office:value-type="float" office:value="0" calcext:value-type="float">
            <text:p>0</text:p>
          </table:table-cell>
          <table:table-cell table:style-name="ce2" table:formula="of:=[.B5]" office:value-type="float" office:value="1" calcext:value-type="float">
            <text:p>1</text:p>
          </table:table-cell>
          <table:table-cell table:style-name="ce2" table:formula="of:=[.C5]" office:value-type="float" office:value="2" calcext:value-type="float">
            <text:p>2</text:p>
          </table:table-cell>
          <table:table-cell table:style-name="ce2" table:formula="of:=[.D5]" office:value-type="float" office:value="3" calcext:value-type="float">
            <text:p>3</text:p>
          </table:table-cell>
          <table:table-cell table:style-name="ce2" table:formula="of:=[.E5]" office:value-type="float" office:value="4" calcext:value-type="float">
            <text:p>4</text:p>
          </table:table-cell>
          <table:table-cell table:style-name="ce2" table:formula="of:=[.F5]" office:value-type="float" office:value="5" calcext:value-type="float">
            <text:p>5</text:p>
          </table:table-cell>
          <table:table-cell table:style-name="ce2" table:formula="of:=[.G5]" office:value-type="float" office:value="6" calcext:value-type="float">
            <text:p>6</text:p>
          </table:table-cell>
          <table:table-cell table:style-name="ce2" table:formula="of:=[.H5]" office:value-type="float" office:value="7" calcext:value-type="float">
            <text:p>7</text:p>
          </table:table-cell>
          <table:table-cell table:style-name="ce2" table:formula="of:=[.I5]" office:value-type="float" office:value="8" calcext:value-type="float">
            <text:p>8</text:p>
          </table:table-cell>
          <table:table-cell table:style-name="ce2" table:formula="of:=[.J5]" office:value-type="float" office:value="9" calcext:value-type="float">
            <text:p>9</text:p>
          </table:table-cell>
          <table:table-cell table:style-name="ce2" table:formula="of:=[.K5]" office:value-type="float" office:value="10" calcext:value-type="float">
            <text:p>10</text:p>
          </table:table-cell>
          <table:table-cell table:style-name="ce2" table:formula="of:=[.L5]" office:value-type="float" office:value="11" calcext:value-type="float">
            <text:p>11</text:p>
          </table:table-cell>
          <table:table-cell table:style-name="ce2" table:formula="of:=[.M5]" office:value-type="float" office:value="12" calcext:value-type="float">
            <text:p>12</text:p>
          </table:table-cell>
          <table:table-cell table:style-name="ce2" table:formula="of:=[.N5]" office:value-type="float" office:value="13" calcext:value-type="float">
            <text:p>13</text:p>
          </table:table-cell>
          <table:table-cell table:style-name="ce2" table:formula="of:=[.O5]" office:value-type="float" office:value="14" calcext:value-type="float">
            <text:p>14</text:p>
          </table:table-cell>
          <table:table-cell table:style-name="ce2" table:formula="of:=[.P5]" office:value-type="float" office:value="15" calcext:value-type="float">
            <text:p>15</text:p>
          </table:table-cell>
          <table:table-cell table:style-name="ce2" table:formula="of:=[.Q5]" office:value-type="float" office:value="16" calcext:value-type="float">
            <text:p>16</text:p>
          </table:table-cell>
          <table:table-cell table:style-name="ce2" table:formula="of:=[.R5]" office:value-type="float" office:value="17" calcext:value-type="float">
            <text:p>17</text:p>
          </table:table-cell>
          <table:table-cell table:style-name="ce2" table:formula="of:=[.S5]" office:value-type="float" office:value="18" calcext:value-type="float">
            <text:p>18</text:p>
          </table:table-cell>
          <table:table-cell table:style-name="ce2" table:formula="of:=[.T5]" office:value-type="float" office:value="19" calcext:value-type="float">
            <text:p>19</text:p>
          </table:table-cell>
          <table:table-cell table:style-name="ce2" table:formula="of:=[.U5]" office:value-type="float" office:value="20" calcext:value-type="float">
            <text:p>20</text:p>
          </table:table-cell>
        </table:table-row>
        <table:table-row table:style-name="ro1">
          <table:table-cell table:style-name="ce1" table:formula="of:=BINOMDIST([.A5];[.$B$2];[.$B$3];1)" office:value-type="percentage" office:value="3.32525673007966E-017" calcext:value-type="percentage">
            <text:p>0.00%</text:p>
          </table:table-cell>
          <table:table-cell table:style-name="ce1" table:formula="of:=BINOMDIST([.B5];[.$B$2];[.$B$3];1)" office:value-type="percentage" office:value="3.80187686139108E-015" calcext:value-type="percentage">
            <text:p>0.00%</text:p>
          </table:table-cell>
          <table:table-cell table:style-name="ce1" table:formula="of:=BINOMDIST([.C5];[.$B$2];[.$B$3];1)" office:value-type="percentage" office:value="0.000000000000206679484693251" calcext:value-type="percentage">
            <text:p>0.00%</text:p>
          </table:table-cell>
          <table:table-cell table:style-name="ce1" table:formula="of:=BINOMDIST([.D5];[.$B$2];[.$B$3];1)" office:value-type="percentage" office:value="0.0000000000071045181509765" calcext:value-type="percentage">
            <text:p>0.00%</text:p>
          </table:table-cell>
          <table:table-cell table:style-name="ce1" table:formula="of:=BINOMDIST([.E5];[.$B$2];[.$B$3];1)" office:value-type="percentage" office:value="0.000000000173227466030631" calcext:value-type="percentage">
            <text:p>0.00%</text:p>
          </table:table-cell>
          <table:table-cell table:style-name="ce1" table:formula="of:=BINOMDIST([.F5];[.$B$2];[.$B$3];1)" office:value-type="percentage" office:value="0.00000000318559025424837" calcext:value-type="percentage">
            <text:p>0.00%</text:p>
          </table:table-cell>
          <table:table-cell table:style-name="ce1" table:formula="of:=BINOMDIST([.G5];[.$B$2];[.$B$3];1)" office:value-type="percentage" office:value="0.0000000458607297539997" calcext:value-type="percentage">
            <text:p>0.00%</text:p>
          </table:table-cell>
          <table:table-cell table:style-name="ce1" table:formula="of:=BINOMDIST([.H5];[.$B$2];[.$B$3];1)" office:value-type="percentage" office:value="0.000000529512310751181" calcext:value-type="percentage">
            <text:p>0.00%</text:p>
          </table:table-cell>
          <table:table-cell table:style-name="ce1" table:formula="of:=BINOMDIST([.I5];[.$B$2];[.$B$3];1)" office:value-type="percentage" office:value="0.00000498313728576689" calcext:value-type="percentage">
            <text:p>0.00%</text:p>
          </table:table-cell>
          <table:table-cell table:style-name="ce1" table:formula="of:=BINOMDIST([.J5];[.$B$2];[.$B$3];1)" office:value-type="percentage" office:value="0.0000386327482081078" calcext:value-type="percentage">
            <text:p>0.00%</text:p>
          </table:table-cell>
          <table:table-cell table:style-name="ce1" table:formula="of:=BINOMDIST([.K5];[.$B$2];[.$B$3];1)" office:value-type="percentage" office:value="0.000248381989624033" calcext:value-type="percentage">
            <text:p>0.02%</text:p>
          </table:table-cell>
          <table:table-cell table:style-name="ce1" table:formula="of:=BINOMDIST([.L5];[.$B$2];[.$B$3];1)" office:value-type="percentage" office:value="0.00132890838479698" calcext:value-type="percentage">
            <text:p>0.13%</text:p>
          </table:table-cell>
          <table:table-cell table:style-name="ce1" table:formula="of:=BINOMDIST([.M5];[.$B$2];[.$B$3];1)" office:value-type="percentage" office:value="0.005921145564282" calcext:value-type="percentage">
            <text:p>0.59%</text:p>
          </table:table-cell>
          <table:table-cell table:style-name="ce1" table:formula="of:=BINOMDIST([.N5];[.$B$2];[.$B$3];1)" office:value-type="percentage" office:value="0.0219351008568451" calcext:value-type="percentage">
            <text:p>2.19%</text:p>
          </table:table-cell>
          <table:table-cell table:style-name="ce1" table:formula="of:=BINOMDIST([.O5];[.$B$2];[.$B$3];1)" office:value-type="percentage" office:value="0.0673079741857741" calcext:value-type="percentage">
            <text:p>6.73%</text:p>
          </table:table-cell>
          <table:table-cell table:style-name="ce1" table:formula="of:=BINOMDIST([.P5];[.$B$2];[.$B$3];1)" office:value-type="percentage" office:value="0.170153153731346" calcext:value-type="percentage">
            <text:p>17.02%</text:p>
          </table:table-cell>
          <table:table-cell table:style-name="ce1" table:formula="of:=BINOMDIST([.Q5];[.$B$2];[.$B$3];1)" office:value-type="percentage" office:value="0.352274825843297" calcext:value-type="percentage">
            <text:p>35.23%</text:p>
          </table:table-cell>
          <table:table-cell table:style-name="ce1" table:formula="of:=BINOMDIST([.R5];[.$B$2];[.$B$3];1)" office:value-type="percentage" office:value="0.595103721992565" calcext:value-type="percentage">
            <text:p>59.51%</text:p>
          </table:table-cell>
          <table:table-cell table:style-name="ce1" table:formula="of:=BINOMDIST([.S5];[.$B$2];[.$B$3];1)" office:value-type="percentage" office:value="0.824442123911317" calcext:value-type="percentage">
            <text:p>82.44%</text:p>
          </table:table-cell>
          <table:table-cell table:style-name="ce1" table:formula="of:=BINOMDIST([.T5];[.$B$2];[.$B$3];1)" office:value-type="percentage" office:value="0.961240468915486" calcext:value-type="percentage">
            <text:p>96.12%</text:p>
          </table:table-cell>
          <table:table-cell table:style-name="ce1" table:formula="of:=BINOMDIST([.U5];[.$B$2];[.$B$3];1)" office:value-type="percentage" office:value="1" calcext:value-type="percentage">
            <text:p>10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07:29:06.980142382</meta:creation-date>
    <dc:date>2021-12-13T07:58:14.590047805</dc:date>
    <meta:editing-duration>PT8M36S</meta:editing-duration>
    <meta:editing-cycles>2</meta:editing-cycles>
    <meta:generator>LibreOffice/6.4.7.2$Linux_X86_64 LibreOffice_project/40$Build-2</meta:generator>
    <meta:document-statistic meta:table-count="1" meta:cell-count="8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1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1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20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072cm" svg:height="5.474cm" xlink:href=".." xlink:type="simple" chart:class="chart:bar" chart:style-name="ch1">
        <chart:legend chart:legend-position="bottom" svg:x="3.003cm" svg:y="4.377cm" style:legend-expansion="wide" chart:style-name="ch2"/>
        <chart:plot-area chart:style-name="ch3" table:cell-range-address="Sheet1.A5:Sheet1.U6" chart:data-source-has-labels="row" svg:x="0.288cm" svg:y="0.007cm" svg:width="15.422cm" svg:height="4.632cm">
          <chartooo:coordinate-region svg:x="1.703cm" svg:y="0.207cm" svg:width="14.007cm" svg:height="4.2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6:Sheet1.A6" chart:label-cell-address="Sheet1.A5:Sheet1.A5" chart:class="chart:bar">
            <chart:data-point/>
          </chart:series>
          <chart:series chart:style-name="ch8" chart:values-cell-range-address="Sheet1.B6:Sheet1.B6" chart:label-cell-address="Sheet1.B5:Sheet1.B5" chart:class="chart:bar">
            <chart:data-point/>
          </chart:series>
          <chart:series chart:style-name="ch9" chart:values-cell-range-address="Sheet1.C6:Sheet1.C6" chart:label-cell-address="Sheet1.C5:Sheet1.C5" chart:class="chart:bar">
            <chart:data-point/>
          </chart:series>
          <chart:series chart:style-name="ch10" chart:values-cell-range-address="Sheet1.D6:Sheet1.D6" chart:label-cell-address="Sheet1.D5:Sheet1.D5" chart:class="chart:bar">
            <chart:data-point/>
          </chart:series>
          <chart:series chart:style-name="ch11" chart:values-cell-range-address="Sheet1.E6:Sheet1.E6" chart:label-cell-address="Sheet1.E5:Sheet1.E5" chart:class="chart:bar">
            <chart:data-point/>
          </chart:series>
          <chart:series chart:style-name="ch12" chart:values-cell-range-address="Sheet1.F6:Sheet1.F6" chart:label-cell-address="Sheet1.F5:Sheet1.F5" chart:class="chart:bar">
            <chart:data-point/>
          </chart:series>
          <chart:series chart:style-name="ch13" chart:values-cell-range-address="Sheet1.G6:Sheet1.G6" chart:label-cell-address="Sheet1.G5:Sheet1.G5" chart:class="chart:bar">
            <chart:data-point/>
          </chart:series>
          <chart:series chart:style-name="ch14" chart:values-cell-range-address="Sheet1.H6:Sheet1.H6" chart:label-cell-address="Sheet1.H5:Sheet1.H5" chart:class="chart:bar">
            <chart:data-point/>
          </chart:series>
          <chart:series chart:style-name="ch15" chart:values-cell-range-address="Sheet1.I6:Sheet1.I6" chart:label-cell-address="Sheet1.I5:Sheet1.I5" chart:class="chart:bar">
            <chart:data-point/>
          </chart:series>
          <chart:series chart:style-name="ch16" chart:values-cell-range-address="Sheet1.J6:Sheet1.J6" chart:label-cell-address="Sheet1.J5:Sheet1.J5" chart:class="chart:bar">
            <chart:data-point/>
          </chart:series>
          <chart:series chart:style-name="ch17" chart:values-cell-range-address="Sheet1.K6:Sheet1.K6" chart:label-cell-address="Sheet1.K5:Sheet1.K5" chart:class="chart:bar">
            <chart:data-point/>
          </chart:series>
          <chart:series chart:style-name="ch18" chart:values-cell-range-address="Sheet1.L6:Sheet1.L6" chart:label-cell-address="Sheet1.L5:Sheet1.L5" chart:class="chart:bar">
            <chart:data-point/>
          </chart:series>
          <chart:series chart:style-name="ch19" chart:values-cell-range-address="Sheet1.M6:Sheet1.M6" chart:label-cell-address="Sheet1.M5:Sheet1.M5" chart:class="chart:bar">
            <chart:data-point/>
          </chart:series>
          <chart:series chart:style-name="ch20" chart:values-cell-range-address="Sheet1.N6:Sheet1.N6" chart:label-cell-address="Sheet1.N5:Sheet1.N5" chart:class="chart:bar">
            <chart:data-point/>
          </chart:series>
          <chart:series chart:style-name="ch9" chart:values-cell-range-address="Sheet1.O6:Sheet1.O6" chart:label-cell-address="Sheet1.O5:Sheet1.O5" chart:class="chart:bar">
            <chart:data-point/>
          </chart:series>
          <chart:series chart:style-name="ch10" chart:values-cell-range-address="Sheet1.P6:Sheet1.P6" chart:label-cell-address="Sheet1.P5:Sheet1.P5" chart:class="chart:bar">
            <chart:data-point/>
          </chart:series>
          <chart:series chart:style-name="ch11" chart:values-cell-range-address="Sheet1.Q6:Sheet1.Q6" chart:label-cell-address="Sheet1.Q5:Sheet1.Q5" chart:class="chart:bar">
            <chart:data-point/>
          </chart:series>
          <chart:series chart:style-name="ch12" chart:values-cell-range-address="Sheet1.R6:Sheet1.R6" chart:label-cell-address="Sheet1.R5:Sheet1.R5" chart:class="chart:bar">
            <chart:data-point/>
          </chart:series>
          <chart:series chart:style-name="ch13" chart:values-cell-range-address="Sheet1.S6:Sheet1.S6" chart:label-cell-address="Sheet1.S5:Sheet1.S5" chart:class="chart:bar">
            <chart:data-point/>
          </chart:series>
          <chart:series chart:style-name="ch14" chart:values-cell-range-address="Sheet1.T6:Sheet1.T6" chart:label-cell-address="Sheet1.T5:Sheet1.T5" chart:class="chart:bar">
            <chart:data-point/>
          </chart:series>
          <chart:series chart:style-name="ch15" chart:values-cell-range-address="Sheet1.U6:Sheet1.U6" chart:label-cell-address="Sheet1.U5:Sheet1.U5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A5:Sheet1.A5</svg:desc>
                </draw:g>
              </table:table-cell>
              <table:table-cell office:value-type="string">
                <text:p>1</text:p>
                <draw:g>
                  <svg:desc>Sheet1.B5:Sheet1.B5</svg:desc>
                </draw:g>
              </table:table-cell>
              <table:table-cell office:value-type="string">
                <text:p>2</text:p>
                <draw:g>
                  <svg:desc>Sheet1.C5:Sheet1.C5</svg:desc>
                </draw:g>
              </table:table-cell>
              <table:table-cell office:value-type="string">
                <text:p>3</text:p>
                <draw:g>
                  <svg:desc>Sheet1.D5:Sheet1.D5</svg:desc>
                </draw:g>
              </table:table-cell>
              <table:table-cell office:value-type="string">
                <text:p>4</text:p>
                <draw:g>
                  <svg:desc>Sheet1.E5:Sheet1.E5</svg:desc>
                </draw:g>
              </table:table-cell>
              <table:table-cell office:value-type="string">
                <text:p>5</text:p>
                <draw:g>
                  <svg:desc>Sheet1.F5:Sheet1.F5</svg:desc>
                </draw:g>
              </table:table-cell>
              <table:table-cell office:value-type="string">
                <text:p>6</text:p>
                <draw:g>
                  <svg:desc>Sheet1.G5:Sheet1.G5</svg:desc>
                </draw:g>
              </table:table-cell>
              <table:table-cell office:value-type="string">
                <text:p>7</text:p>
                <draw:g>
                  <svg:desc>Sheet1.H5:Sheet1.H5</svg:desc>
                </draw:g>
              </table:table-cell>
              <table:table-cell office:value-type="string">
                <text:p>8</text:p>
                <draw:g>
                  <svg:desc>Sheet1.I5:Sheet1.I5</svg:desc>
                </draw:g>
              </table:table-cell>
              <table:table-cell office:value-type="string">
                <text:p>9</text:p>
                <draw:g>
                  <svg:desc>Sheet1.J5:Sheet1.J5</svg:desc>
                </draw:g>
              </table:table-cell>
              <table:table-cell office:value-type="string">
                <text:p>10</text:p>
                <draw:g>
                  <svg:desc>Sheet1.K5:Sheet1.K5</svg:desc>
                </draw:g>
              </table:table-cell>
              <table:table-cell office:value-type="string">
                <text:p>11</text:p>
                <draw:g>
                  <svg:desc>Sheet1.L5:Sheet1.L5</svg:desc>
                </draw:g>
              </table:table-cell>
              <table:table-cell office:value-type="string">
                <text:p>12</text:p>
                <draw:g>
                  <svg:desc>Sheet1.M5:Sheet1.M5</svg:desc>
                </draw:g>
              </table:table-cell>
              <table:table-cell office:value-type="string">
                <text:p>13</text:p>
                <draw:g>
                  <svg:desc>Sheet1.N5:Sheet1.N5</svg:desc>
                </draw:g>
              </table:table-cell>
              <table:table-cell office:value-type="string">
                <text:p>14</text:p>
                <draw:g>
                  <svg:desc>Sheet1.O5:Sheet1.O5</svg:desc>
                </draw:g>
              </table:table-cell>
              <table:table-cell office:value-type="string">
                <text:p>15</text:p>
                <draw:g>
                  <svg:desc>Sheet1.P5:Sheet1.P5</svg:desc>
                </draw:g>
              </table:table-cell>
              <table:table-cell office:value-type="string">
                <text:p>16</text:p>
                <draw:g>
                  <svg:desc>Sheet1.Q5:Sheet1.Q5</svg:desc>
                </draw:g>
              </table:table-cell>
              <table:table-cell office:value-type="string">
                <text:p>17</text:p>
                <draw:g>
                  <svg:desc>Sheet1.R5:Sheet1.R5</svg:desc>
                </draw:g>
              </table:table-cell>
              <table:table-cell office:value-type="string">
                <text:p>18</text:p>
                <draw:g>
                  <svg:desc>Sheet1.S5:Sheet1.S5</svg:desc>
                </draw:g>
              </table:table-cell>
              <table:table-cell office:value-type="string">
                <text:p>19</text:p>
                <draw:g>
                  <svg:desc>Sheet1.T5:Sheet1.T5</svg:desc>
                </draw:g>
              </table:table-cell>
              <table:table-cell office:value-type="string">
                <text:p>20</text:p>
                <draw:g>
                  <svg:desc>Sheet1.U5:Sheet1.U5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32525673007966E-017">
                <text:p>3.32525673007966E-017</text:p>
                <draw:g>
                  <svg:desc>Sheet1.A6:Sheet1.A6</svg:desc>
                </draw:g>
              </table:table-cell>
              <table:table-cell office:value-type="float" office:value="3.76862429409028E-015">
                <text:p>3.76862429409028E-015</text:p>
                <draw:g>
                  <svg:desc>Sheet1.B6:Sheet1.B6</svg:desc>
                </draw:g>
              </table:table-cell>
              <table:table-cell office:value-type="float" office:value="0.00000000000020287760783186">
                <text:p>0.00000000000020287760783186</text:p>
                <draw:g>
                  <svg:desc>Sheet1.C6:Sheet1.C6</svg:desc>
                </draw:g>
              </table:table-cell>
              <table:table-cell office:value-type="float" office:value="0.00000000000689783866628324">
                <text:p>0.00000000000689783866628324</text:p>
                <draw:g>
                  <svg:desc>Sheet1.D6:Sheet1.D6</svg:desc>
                </draw:g>
              </table:table-cell>
              <table:table-cell office:value-type="float" office:value="0.000000000166122947879655">
                <text:p>0.000000000166122947879655</text:p>
                <draw:g>
                  <svg:desc>Sheet1.E6:Sheet1.E6</svg:desc>
                </draw:g>
              </table:table-cell>
              <table:table-cell office:value-type="float" office:value="0.00000000301236278821774">
                <text:p>0.00000000301236278821774</text:p>
                <draw:g>
                  <svg:desc>Sheet1.F6:Sheet1.F6</svg:desc>
                </draw:g>
              </table:table-cell>
              <table:table-cell office:value-type="float" office:value="0.0000000426751394997513">
                <text:p>0.0000000426751394997513</text:p>
                <draw:g>
                  <svg:desc>Sheet1.G6:Sheet1.G6</svg:desc>
                </draw:g>
              </table:table-cell>
              <table:table-cell office:value-type="float" office:value="0.000000483651580997181">
                <text:p>0.000000483651580997181</text:p>
                <draw:g>
                  <svg:desc>Sheet1.H6:Sheet1.H6</svg:desc>
                </draw:g>
              </table:table-cell>
              <table:table-cell office:value-type="float" office:value="0.00000445362497501571">
                <text:p>0.00000445362497501571</text:p>
                <draw:g>
                  <svg:desc>Sheet1.I6:Sheet1.I6</svg:desc>
                </draw:g>
              </table:table-cell>
              <table:table-cell office:value-type="float" office:value="0.0000336496109223409">
                <text:p>0.0000336496109223409</text:p>
                <draw:g>
                  <svg:desc>Sheet1.J6:Sheet1.J6</svg:desc>
                </draw:g>
              </table:table-cell>
              <table:table-cell office:value-type="float" office:value="0.000209749241415925">
                <text:p>0.000209749241415925</text:p>
                <draw:g>
                  <svg:desc>Sheet1.K6:Sheet1.K6</svg:desc>
                </draw:g>
              </table:table-cell>
              <table:table-cell office:value-type="float" office:value="0.00108052639517295">
                <text:p>0.00108052639517295</text:p>
                <draw:g>
                  <svg:desc>Sheet1.L6:Sheet1.L6</svg:desc>
                </draw:g>
              </table:table-cell>
              <table:table-cell office:value-type="float" office:value="0.00459223717948502">
                <text:p>0.00459223717948502</text:p>
                <draw:g>
                  <svg:desc>Sheet1.M6:Sheet1.M6</svg:desc>
                </draw:g>
              </table:table-cell>
              <table:table-cell office:value-type="float" office:value="0.0160139552925632">
                <text:p>0.0160139552925632</text:p>
                <draw:g>
                  <svg:desc>Sheet1.N6:Sheet1.N6</svg:desc>
                </draw:g>
              </table:table-cell>
              <table:table-cell office:value-type="float" office:value="0.0453728733289289">
                <text:p>0.0453728733289289</text:p>
                <draw:g>
                  <svg:desc>Sheet1.O6:Sheet1.O6</svg:desc>
                </draw:g>
              </table:table-cell>
              <table:table-cell office:value-type="float" office:value="0.102845179545572">
                <text:p>0.102845179545572</text:p>
                <draw:g>
                  <svg:desc>Sheet1.P6:Sheet1.P6</svg:desc>
                </draw:g>
              </table:table-cell>
              <table:table-cell office:value-type="float" office:value="0.182121672111951">
                <text:p>0.182121672111951</text:p>
                <draw:g>
                  <svg:desc>Sheet1.Q6:Sheet1.Q6</svg:desc>
                </draw:g>
              </table:table-cell>
              <table:table-cell office:value-type="float" office:value="0.242828896149268">
                <text:p>0.242828896149268</text:p>
                <draw:g>
                  <svg:desc>Sheet1.R6:Sheet1.R6</svg:desc>
                </draw:g>
              </table:table-cell>
              <table:table-cell office:value-type="float" office:value="0.229338401918753">
                <text:p>0.229338401918753</text:p>
                <draw:g>
                  <svg:desc>Sheet1.S6:Sheet1.S6</svg:desc>
                </draw:g>
              </table:table-cell>
              <table:table-cell office:value-type="float" office:value="0.136798345004168">
                <text:p>0.136798345004168</text:p>
                <draw:g>
                  <svg:desc>Sheet1.T6:Sheet1.T6</svg:desc>
                </draw:g>
              </table:table-cell>
              <table:table-cell office:value-type="float" office:value="0.0387595310845143">
                <text:p>0.0387595310845143</text:p>
                <draw:g>
                  <svg:desc>Sheet1.U6:Sheet1.U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1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1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4cm" svg:height="9.013cm" xlink:href=".." xlink:type="simple" chart:class="chart:bar" chart:style-name="ch1">
        <chart:legend chart:legend-position="bottom" svg:x="2.964cm" svg:y="7.916cm" style:legend-expansion="wide" chart:style-name="ch2"/>
        <chart:plot-area chart:style-name="ch3" table:cell-range-address="Sheet1.A7:Sheet1.U8" chart:data-source-has-labels="row" svg:x="0.319cm" svg:y="0.18cm" svg:width="15.356cm" svg:height="7.372cm">
          <chartooo:coordinate-region svg:x="1.919cm" svg:y="0.38cm" svg:width="13.756cm" svg:height="6.9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8:Sheet1.A8" chart:label-cell-address="Sheet1.A7:Sheet1.A7" chart:class="chart:bar">
            <chart:data-point/>
          </chart:series>
          <chart:series chart:style-name="ch8" chart:values-cell-range-address="Sheet1.B8:Sheet1.B8" chart:label-cell-address="Sheet1.B7:Sheet1.B7" chart:class="chart:bar">
            <chart:data-point/>
          </chart:series>
          <chart:series chart:style-name="ch9" chart:values-cell-range-address="Sheet1.C8:Sheet1.C8" chart:label-cell-address="Sheet1.C7:Sheet1.C7" chart:class="chart:bar">
            <chart:data-point/>
          </chart:series>
          <chart:series chart:style-name="ch10" chart:values-cell-range-address="Sheet1.D8:Sheet1.D8" chart:label-cell-address="Sheet1.D7:Sheet1.D7" chart:class="chart:bar">
            <chart:data-point/>
          </chart:series>
          <chart:series chart:style-name="ch11" chart:values-cell-range-address="Sheet1.E8:Sheet1.E8" chart:label-cell-address="Sheet1.E7:Sheet1.E7" chart:class="chart:bar">
            <chart:data-point/>
          </chart:series>
          <chart:series chart:style-name="ch12" chart:values-cell-range-address="Sheet1.F8:Sheet1.F8" chart:label-cell-address="Sheet1.F7:Sheet1.F7" chart:class="chart:bar">
            <chart:data-point/>
          </chart:series>
          <chart:series chart:style-name="ch13" chart:values-cell-range-address="Sheet1.G8:Sheet1.G8" chart:label-cell-address="Sheet1.G7:Sheet1.G7" chart:class="chart:bar">
            <chart:data-point/>
          </chart:series>
          <chart:series chart:style-name="ch14" chart:values-cell-range-address="Sheet1.H8:Sheet1.H8" chart:label-cell-address="Sheet1.H7:Sheet1.H7" chart:class="chart:bar">
            <chart:data-point/>
          </chart:series>
          <chart:series chart:style-name="ch15" chart:values-cell-range-address="Sheet1.I8:Sheet1.I8" chart:label-cell-address="Sheet1.I7:Sheet1.I7" chart:class="chart:bar">
            <chart:data-point/>
          </chart:series>
          <chart:series chart:style-name="ch16" chart:values-cell-range-address="Sheet1.J8:Sheet1.J8" chart:label-cell-address="Sheet1.J7:Sheet1.J7" chart:class="chart:bar">
            <chart:data-point/>
          </chart:series>
          <chart:series chart:style-name="ch17" chart:values-cell-range-address="Sheet1.K8:Sheet1.K8" chart:label-cell-address="Sheet1.K7:Sheet1.K7" chart:class="chart:bar">
            <chart:data-point/>
          </chart:series>
          <chart:series chart:style-name="ch18" chart:values-cell-range-address="Sheet1.L8:Sheet1.L8" chart:label-cell-address="Sheet1.L7:Sheet1.L7" chart:class="chart:bar">
            <chart:data-point/>
          </chart:series>
          <chart:series chart:style-name="ch7" chart:values-cell-range-address="Sheet1.M8:Sheet1.M8" chart:label-cell-address="Sheet1.M7:Sheet1.M7" chart:class="chart:bar">
            <chart:data-point/>
          </chart:series>
          <chart:series chart:style-name="ch8" chart:values-cell-range-address="Sheet1.N8:Sheet1.N8" chart:label-cell-address="Sheet1.N7:Sheet1.N7" chart:class="chart:bar">
            <chart:data-point/>
          </chart:series>
          <chart:series chart:style-name="ch9" chart:values-cell-range-address="Sheet1.O8:Sheet1.O8" chart:label-cell-address="Sheet1.O7:Sheet1.O7" chart:class="chart:bar">
            <chart:data-point/>
          </chart:series>
          <chart:series chart:style-name="ch10" chart:values-cell-range-address="Sheet1.P8:Sheet1.P8" chart:label-cell-address="Sheet1.P7:Sheet1.P7" chart:class="chart:bar">
            <chart:data-point/>
          </chart:series>
          <chart:series chart:style-name="ch11" chart:values-cell-range-address="Sheet1.Q8:Sheet1.Q8" chart:label-cell-address="Sheet1.Q7:Sheet1.Q7" chart:class="chart:bar">
            <chart:data-point/>
          </chart:series>
          <chart:series chart:style-name="ch12" chart:values-cell-range-address="Sheet1.R8:Sheet1.R8" chart:label-cell-address="Sheet1.R7:Sheet1.R7" chart:class="chart:bar">
            <chart:data-point/>
          </chart:series>
          <chart:series chart:style-name="ch13" chart:values-cell-range-address="Sheet1.S8:Sheet1.S8" chart:label-cell-address="Sheet1.S7:Sheet1.S7" chart:class="chart:bar">
            <chart:data-point/>
          </chart:series>
          <chart:series chart:style-name="ch14" chart:values-cell-range-address="Sheet1.T8:Sheet1.T8" chart:label-cell-address="Sheet1.T7:Sheet1.T7" chart:class="chart:bar">
            <chart:data-point/>
          </chart:series>
          <chart:series chart:style-name="ch15" chart:values-cell-range-address="Sheet1.U8:Sheet1.U8" chart:label-cell-address="Sheet1.U7:Sheet1.U7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A7:Sheet1.A7</svg:desc>
                </draw:g>
              </table:table-cell>
              <table:table-cell office:value-type="string">
                <text:p>1</text:p>
                <draw:g>
                  <svg:desc>Sheet1.B7:Sheet1.B7</svg:desc>
                </draw:g>
              </table:table-cell>
              <table:table-cell office:value-type="string">
                <text:p>2</text:p>
                <draw:g>
                  <svg:desc>Sheet1.C7:Sheet1.C7</svg:desc>
                </draw:g>
              </table:table-cell>
              <table:table-cell office:value-type="string">
                <text:p>3</text:p>
                <draw:g>
                  <svg:desc>Sheet1.D7:Sheet1.D7</svg:desc>
                </draw:g>
              </table:table-cell>
              <table:table-cell office:value-type="string">
                <text:p>4</text:p>
                <draw:g>
                  <svg:desc>Sheet1.E7:Sheet1.E7</svg:desc>
                </draw:g>
              </table:table-cell>
              <table:table-cell office:value-type="string">
                <text:p>5</text:p>
                <draw:g>
                  <svg:desc>Sheet1.F7:Sheet1.F7</svg:desc>
                </draw:g>
              </table:table-cell>
              <table:table-cell office:value-type="string">
                <text:p>6</text:p>
                <draw:g>
                  <svg:desc>Sheet1.G7:Sheet1.G7</svg:desc>
                </draw:g>
              </table:table-cell>
              <table:table-cell office:value-type="string">
                <text:p>7</text:p>
                <draw:g>
                  <svg:desc>Sheet1.H7:Sheet1.H7</svg:desc>
                </draw:g>
              </table:table-cell>
              <table:table-cell office:value-type="string">
                <text:p>8</text:p>
                <draw:g>
                  <svg:desc>Sheet1.I7:Sheet1.I7</svg:desc>
                </draw:g>
              </table:table-cell>
              <table:table-cell office:value-type="string">
                <text:p>9</text:p>
                <draw:g>
                  <svg:desc>Sheet1.J7:Sheet1.J7</svg:desc>
                </draw:g>
              </table:table-cell>
              <table:table-cell office:value-type="string">
                <text:p>10</text:p>
                <draw:g>
                  <svg:desc>Sheet1.K7:Sheet1.K7</svg:desc>
                </draw:g>
              </table:table-cell>
              <table:table-cell office:value-type="string">
                <text:p>11</text:p>
                <draw:g>
                  <svg:desc>Sheet1.L7:Sheet1.L7</svg:desc>
                </draw:g>
              </table:table-cell>
              <table:table-cell office:value-type="string">
                <text:p>12</text:p>
                <draw:g>
                  <svg:desc>Sheet1.M7:Sheet1.M7</svg:desc>
                </draw:g>
              </table:table-cell>
              <table:table-cell office:value-type="string">
                <text:p>13</text:p>
                <draw:g>
                  <svg:desc>Sheet1.N7:Sheet1.N7</svg:desc>
                </draw:g>
              </table:table-cell>
              <table:table-cell office:value-type="string">
                <text:p>14</text:p>
                <draw:g>
                  <svg:desc>Sheet1.O7:Sheet1.O7</svg:desc>
                </draw:g>
              </table:table-cell>
              <table:table-cell office:value-type="string">
                <text:p>15</text:p>
                <draw:g>
                  <svg:desc>Sheet1.P7:Sheet1.P7</svg:desc>
                </draw:g>
              </table:table-cell>
              <table:table-cell office:value-type="string">
                <text:p>16</text:p>
                <draw:g>
                  <svg:desc>Sheet1.Q7:Sheet1.Q7</svg:desc>
                </draw:g>
              </table:table-cell>
              <table:table-cell office:value-type="string">
                <text:p>17</text:p>
                <draw:g>
                  <svg:desc>Sheet1.R7:Sheet1.R7</svg:desc>
                </draw:g>
              </table:table-cell>
              <table:table-cell office:value-type="string">
                <text:p>18</text:p>
                <draw:g>
                  <svg:desc>Sheet1.S7:Sheet1.S7</svg:desc>
                </draw:g>
              </table:table-cell>
              <table:table-cell office:value-type="string">
                <text:p>19</text:p>
                <draw:g>
                  <svg:desc>Sheet1.T7:Sheet1.T7</svg:desc>
                </draw:g>
              </table:table-cell>
              <table:table-cell office:value-type="string">
                <text:p>20</text:p>
                <draw:g>
                  <svg:desc>Sheet1.U7:Sheet1.U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32525673007966E-017">
                <text:p>3.32525673007966E-017</text:p>
                <draw:g>
                  <svg:desc>Sheet1.A8:Sheet1.A8</svg:desc>
                </draw:g>
              </table:table-cell>
              <table:table-cell office:value-type="float" office:value="3.80187686139108E-015">
                <text:p>3.80187686139108E-015</text:p>
                <draw:g>
                  <svg:desc>Sheet1.B8:Sheet1.B8</svg:desc>
                </draw:g>
              </table:table-cell>
              <table:table-cell office:value-type="float" office:value="0.000000000000206679484693251">
                <text:p>0.000000000000206679484693251</text:p>
                <draw:g>
                  <svg:desc>Sheet1.C8:Sheet1.C8</svg:desc>
                </draw:g>
              </table:table-cell>
              <table:table-cell office:value-type="float" office:value="0.0000000000071045181509765">
                <text:p>0.0000000000071045181509765</text:p>
                <draw:g>
                  <svg:desc>Sheet1.D8:Sheet1.D8</svg:desc>
                </draw:g>
              </table:table-cell>
              <table:table-cell office:value-type="float" office:value="0.000000000173227466030631">
                <text:p>0.000000000173227466030631</text:p>
                <draw:g>
                  <svg:desc>Sheet1.E8:Sheet1.E8</svg:desc>
                </draw:g>
              </table:table-cell>
              <table:table-cell office:value-type="float" office:value="0.00000000318559025424837">
                <text:p>0.00000000318559025424837</text:p>
                <draw:g>
                  <svg:desc>Sheet1.F8:Sheet1.F8</svg:desc>
                </draw:g>
              </table:table-cell>
              <table:table-cell office:value-type="float" office:value="0.0000000458607297539997">
                <text:p>0.0000000458607297539997</text:p>
                <draw:g>
                  <svg:desc>Sheet1.G8:Sheet1.G8</svg:desc>
                </draw:g>
              </table:table-cell>
              <table:table-cell office:value-type="float" office:value="0.000000529512310751181">
                <text:p>0.000000529512310751181</text:p>
                <draw:g>
                  <svg:desc>Sheet1.H8:Sheet1.H8</svg:desc>
                </draw:g>
              </table:table-cell>
              <table:table-cell office:value-type="float" office:value="0.00000498313728576689">
                <text:p>0.00000498313728576689</text:p>
                <draw:g>
                  <svg:desc>Sheet1.I8:Sheet1.I8</svg:desc>
                </draw:g>
              </table:table-cell>
              <table:table-cell office:value-type="float" office:value="0.0000386327482081078">
                <text:p>0.0000386327482081078</text:p>
                <draw:g>
                  <svg:desc>Sheet1.J8:Sheet1.J8</svg:desc>
                </draw:g>
              </table:table-cell>
              <table:table-cell office:value-type="float" office:value="0.000248381989624033">
                <text:p>0.000248381989624033</text:p>
                <draw:g>
                  <svg:desc>Sheet1.K8:Sheet1.K8</svg:desc>
                </draw:g>
              </table:table-cell>
              <table:table-cell office:value-type="float" office:value="0.00132890838479698">
                <text:p>0.00132890838479698</text:p>
                <draw:g>
                  <svg:desc>Sheet1.L8:Sheet1.L8</svg:desc>
                </draw:g>
              </table:table-cell>
              <table:table-cell office:value-type="float" office:value="0.005921145564282">
                <text:p>0.005921145564282</text:p>
                <draw:g>
                  <svg:desc>Sheet1.M8:Sheet1.M8</svg:desc>
                </draw:g>
              </table:table-cell>
              <table:table-cell office:value-type="float" office:value="0.0219351008568451">
                <text:p>0.0219351008568451</text:p>
                <draw:g>
                  <svg:desc>Sheet1.N8:Sheet1.N8</svg:desc>
                </draw:g>
              </table:table-cell>
              <table:table-cell office:value-type="float" office:value="0.0673079741857741">
                <text:p>0.0673079741857741</text:p>
                <draw:g>
                  <svg:desc>Sheet1.O8:Sheet1.O8</svg:desc>
                </draw:g>
              </table:table-cell>
              <table:table-cell office:value-type="float" office:value="0.170153153731346">
                <text:p>0.170153153731346</text:p>
                <draw:g>
                  <svg:desc>Sheet1.P8:Sheet1.P8</svg:desc>
                </draw:g>
              </table:table-cell>
              <table:table-cell office:value-type="float" office:value="0.352274825843297">
                <text:p>0.352274825843297</text:p>
                <draw:g>
                  <svg:desc>Sheet1.Q8:Sheet1.Q8</svg:desc>
                </draw:g>
              </table:table-cell>
              <table:table-cell office:value-type="float" office:value="0.595103721992565">
                <text:p>0.595103721992565</text:p>
                <draw:g>
                  <svg:desc>Sheet1.R8:Sheet1.R8</svg:desc>
                </draw:g>
              </table:table-cell>
              <table:table-cell office:value-type="float" office:value="0.824442123911317">
                <text:p>0.824442123911317</text:p>
                <draw:g>
                  <svg:desc>Sheet1.S8:Sheet1.S8</svg:desc>
                </draw:g>
              </table:table-cell>
              <table:table-cell office:value-type="float" office:value="0.961240468915486">
                <text:p>0.961240468915486</text:p>
                <draw:g>
                  <svg:desc>Sheet1.T8:Sheet1.T8</svg:desc>
                </draw:g>
              </table:table-cell>
              <table:table-cell office:value-type="float" office:value="1">
                <text:p>1</text:p>
                <draw:g>
                  <svg:desc>Sheet1.U8:Sheet1.U8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